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style:font-name="Arial1" fo:font-size="9pt" style:font-size-asian="9pt" style:font-size-complex="9pt"/>
    </style:style>
    <style:style style:name="P5" style:family="paragraph">
      <style:paragraph-properties fo:margin-left="0.152cm" fo:margin-right="0.457cm" fo:text-align="center" fo:text-indent="0cm"/>
    </style:style>
    <style:style style:name="P6" style:family="paragraph">
      <style:paragraph-properties fo:margin-left="0.152cm" fo:margin-right="0.457cm" fo:text-align="center" fo:text-indent="0cm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/>
    </style:style>
    <style:style style:name="T3" style:family="text">
      <style:text-properties style:font-name="Arial1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12cm" svg:height="3.968cm" svg:x="8.848cm" svg:y="9.84cm">
          <text:p text:style-name="P1"><text:span text:style-name="T1">Should the type be a singlet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5" draw:id="id5" draw:layer="layout" svg:width="5.812cm" svg:height="3.964cm" svg:x="13.128cm" svg:y="0.4cm">
          <text:p text:style-name="P1"><text:span text:style-name="T1">Can the type be created on demand in C++ (i.e you have control over its creation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" draw:id="id2" draw:layer="layout" svg:width="6.8cm" svg:height="4.26cm" svg:x="12.3cm" svg:y="14.3cm">
          <text:p text:style-name="P1"><text:span text:style-name="T1">Is the type going to be referred to by name, such as in a property declaration (property Type foo) or to acess enum values (Type.Foo)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4.66cm" svg:y1="11.824cm" svg:x2="15.7cm" svg:y2="14.3cm" draw:start-shape="id1" draw:start-glue-point="7" draw:end-shape="id2" draw:end-glue-point="4" svg:d="M14660 11824h1040v2476" svg:viewBox="0 0 1041 2477">
          <text:p text:style-name="P1"><text:span text:style-name="T2">No</text:span></text:p>
        </draw:connector>
        <draw:custom-shape draw:style-name="gr1" draw:text-style-name="P4" xml:id="id9" draw:id="id9" draw:layer="layout" svg:width="6cm" svg:height="2.1cm" svg:x="4.7cm" svg:y="14.5cm">
          <text:p text:style-name="P1"><text:span text:style-name="T3">qmlRegisterSingletonType&lt;Type&gt;(</text:span></text:p>
          <text:p text:style-name="P1"><text:span text:style-name="T3">"Foo", 1, 0, "Type", createTypeFunctio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19.1cm" svg:y1="16.43cm" svg:x2="20.15cm" svg:y2="19.385cm" draw:start-shape="id2" draw:start-glue-point="7" draw:end-shape="id3" draw:end-glue-point="4" svg:d="M19100 16430h1050v2955" svg:viewBox="0 0 1051 2956">
          <text:p text:style-name="P1"><text:span text:style-name="T2">No</text:span></text:p>
        </draw:connector>
        <draw:custom-shape draw:style-name="gr1" draw:text-style-name="P2" xml:id="id3" draw:id="id3" draw:layer="layout" svg:width="4.7cm" svg:height="2.1cm" draw:transform="skewX (0.00575958653158129) rotate (0.00575958653158129) translate (17.8cm 19.4cm)">
          <text:p text:style-name="P1"><text:span text:style-name="T1">qmlRegisterType&lt;Type&gt;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12.3cm" svg:y1="16.43cm" svg:x2="11.15cm" svg:y2="19.515cm" draw:start-shape="id2" draw:start-glue-point="5" draw:end-shape="id4" draw:end-glue-point="4" svg:d="M12300 16430h-1150v3085" svg:viewBox="0 0 1151 3086">
          <text:p text:style-name="P1"><text:span text:style-name="T2">Yes</text:span></text:p>
        </draw:connector>
        <draw:custom-shape draw:style-name="gr1" draw:text-style-name="P6" xml:id="id4" draw:id="id4" draw:layer="layout" svg:width="5.9cm" svg:height="2.1cm" draw:transform="skewX (0.00575958653158129) rotate (0.00575958653158129) translate (8.2cm 19.534cm)">
          <text:p text:style-name="P5"><text:span text:style-name="T1">qmlRegisterUncreatableType&lt;Type&gt;(“Foo”, 1, 0, “Type”, “Type cannot be created in QML”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7" draw:layer="layout" svg:x1="18.94cm" svg:y1="2.382cm" svg:x2="24.306cm" svg:y2="4.9cm" draw:start-shape="id5" draw:start-glue-point="7" draw:end-shape="id6" draw:end-glue-point="4" svg:d="M18940 2382h5366v2518" svg:viewBox="0 0 5367 2519">
          <text:p text:style-name="P1"><text:span text:style-name="T4">No</text:span></text:p>
        </draw:connector>
        <draw:connector draw:style-name="gr2" draw:text-style-name="P3" draw:layer="layout" svg:x1="13.128cm" svg:y1="2.382cm" svg:x2="7.906cm" svg:y2="5.052cm" draw:start-shape="id5" draw:start-glue-point="5" draw:end-shape="id7" draw:end-glue-point="4" svg:d="M13128 2382h-5222v2670" svg:viewBox="0 0 5223 2671">
          <text:p text:style-name="P1"><text:span text:style-name="T2">Yes</text:span></text:p>
        </draw:connector>
        <draw:custom-shape draw:style-name="gr1" draw:text-style-name="P2" xml:id="id7" draw:id="id7" draw:layer="layout" svg:width="5.812cm" svg:height="3.964cm" svg:x="5cm" svg:y="5.052cm">
          <text:p text:style-name="P1"><text:span text:style-name="T1">Is the type going to be instantiated in QM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0.812cm" svg:y1="7.034cm" svg:x2="11.754cm" svg:y2="9.84cm" draw:start-shape="id7" draw:start-glue-point="7" draw:end-shape="id1" draw:end-glue-point="4" svg:d="M10812 7034h942v2806" svg:viewBox="0 0 943 2807">
          <text:p text:style-name="P1"><text:span text:style-name="T2">No</text:span></text:p>
        </draw:connector>
        <draw:connector draw:style-name="gr2" draw:text-style-name="P3" draw:layer="layout" svg:x1="5cm" svg:y1="7.034cm" svg:x2="3.9cm" svg:y2="9.777cm" draw:start-shape="id7" draw:start-glue-point="5" draw:end-shape="id8" draw:end-glue-point="4" svg:d="M5000 7034h-1100v2743" svg:viewBox="0 0 1101 2744">
          <text:p text:style-name="P1"><text:span text:style-name="T2">Yes</text:span></text:p>
        </draw:connector>
        <draw:custom-shape draw:style-name="gr1" draw:text-style-name="P6" xml:id="id8" draw:id="id8" draw:layer="layout" svg:width="5.2cm" svg:height="2.1cm" draw:transform="skewX (0.00575958653158129) rotate (0.00575958653158129) translate (1.3cm 9.793cm)">
          <text:p text:style-name="P5"><text:span text:style-name="T1">qmlRegisterType&lt;Type&gt;(</text:span></text:p>
          <text:p text:style-name="P5"><text:span text:style-name="T1">“</text:span><text:span text:style-name="T1">Foo”, 1, 0, “Type”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8.848cm" svg:y1="11.824cm" svg:x2="7.7cm" svg:y2="14.5cm" draw:start-shape="id1" draw:start-glue-point="5" draw:end-shape="id9" draw:end-glue-point="4" svg:d="M8848 11824h-1148v2676" svg:viewBox="0 0 1149 2677">
          <text:p text:style-name="P1"><text:span text:style-name="T2">Yes</text:span></text:p>
        </draw:connector>
        <draw:custom-shape draw:style-name="gr1" draw:text-style-name="P2" xml:id="id6" draw:id="id6" draw:layer="layout" svg:width="6.412cm" svg:height="4.4cm" svg:x="21.1cm" svg:y="4.9cm">
          <text:p text:style-name="P1"><text:span text:style-name="T1">Should the instance of the type be directly available to every QML file? (Answer “No” if it's a property of another type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0" draw:id="id10" draw:layer="layout" svg:width="5.3cm" svg:height="2.1cm" svg:x="17.2cm" svg:y="9.7cm">
          <text:p text:style-name="P1"><text:span text:style-name="T1">setContextProperty(“foo”, foo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21.1cm" svg:y1="7.1cm" svg:x2="19.85cm" svg:y2="9.7cm" draw:start-shape="id6" draw:start-glue-point="5" draw:end-shape="id10" draw:end-glue-point="4" svg:d="M21100 7100h-1250v2600" svg:viewBox="0 0 1251 2601">
          <text:p text:style-name="P1"><text:span text:style-name="T2">Yes</text:span></text:p>
        </draw:connector>
        <draw:connector draw:style-name="gr2" draw:text-style-name="P9" draw:layer="layout" draw:line-skew="0.486cm" svg:x1="27.512cm" svg:y1="7.1cm" svg:x2="22.5cm" svg:y2="20.421cm" draw:start-shape="id6" draw:start-glue-point="7" draw:end-shape="id3" draw:end-glue-point="7" svg:d="M27512 7100h988v13321h-6000" svg:viewBox="0 0 6001 13322">
          <text:p text:style-name="P8"><text:span text:style-name="T4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0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ch </meta:initial-creator>
    <meta:creation-date>2018-03-21T12:52:11.78</meta:creation-date>
    <dc:date>2018-09-03T10:47:13.754645745</dc:date>
    <meta:editing-duration>PT1H56M26S</meta:editing-duration>
    <meta:editing-cycles>31</meta:editing-cycles>
    <meta:generator>LibreOffice/6.1.1.1$Linux_X86_64 LibreOffice_project/10$Build-1</meta:generator>
    <meta:document-statistic meta:object-count="20"/>
  </office:meta>
</office:document-meta>
</file>